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2.0264in"/>
    </style:style>
    <style:style style:name="co3" style:family="table-column">
      <style:table-column-properties fo:break-before="auto" style:column-width="0.5717in"/>
    </style:style>
    <style:style style:name="co4" style:family="table-column">
      <style:table-column-properties fo:break-before="auto" style:column-width="0.711in"/>
    </style:style>
    <style:style style:name="co5" style:family="table-column">
      <style:table-column-properties fo:break-before="auto" style:column-width="0.8283in"/>
    </style:style>
    <style:style style:name="co6" style:family="table-column">
      <style:table-column-properties fo:break-before="auto" style:column-width="0.8575in"/>
    </style:style>
    <style:style style:name="co7" style:family="table-column">
      <style:table-column-properties fo:break-before="auto" style:column-width="1.2146in"/>
    </style:style>
    <style:style style:name="co8" style:family="table-column">
      <style:table-column-properties fo:break-before="auto" style:column-width="1.3327in"/>
    </style:style>
    <style:style style:name="co9" style:family="table-column">
      <style:table-column-properties fo:break-before="auto" style:column-width="1.0327in"/>
    </style:style>
    <style:style style:name="co10" style:family="table-column">
      <style:table-column-properties fo:break-before="auto" style:column-width="0.6783in"/>
    </style:style>
    <style:style style:name="co11" style:family="table-column">
      <style:table-column-properties fo:break-before="auto" style:column-width="1.922in"/>
    </style:style>
    <style:style style:name="co12" style:family="table-column">
      <style:table-column-properties fo:break-before="auto" style:column-width="0.8398in"/>
    </style:style>
    <style:style style:name="co13" style:family="table-column">
      <style:table-column-properties fo:break-before="auto" style:column-width="0.7752in"/>
    </style:style>
    <style:style style:name="co14" style:family="table-column">
      <style:table-column-properties fo:break-before="auto" style:column-width="0.7965in"/>
    </style:style>
    <style:style style:name="co15" style:family="table-column">
      <style:table-column-properties fo:break-before="auto" style:column-width="1.0752in"/>
    </style:style>
    <style:style style:name="co18" style:family="table-column">
      <style:table-column-properties fo:break-before="auto" style:column-width="0.8929in"/>
    </style:style>
    <style:style style:name="co19" style:family="table-column">
      <style:table-column-properties fo:break-before="auto" style:column-width="0.9102in"/>
    </style:style>
    <style:style style:name="co20" style:family="table-column">
      <style:table-column-properties fo:break-before="auto" style:column-width="5.9717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ext-properties style:text-position=""/>
    </style:style>
    <style:style style:name="ce3" style:family="table-cell" style:parent-style-name="Default" style:data-style-name="N84"/>
  </office:automatic-styles>
  <office:body>
    <office:spreadsheet>
      <table:calculation-settings>
        <table:iteration table:status="enable"/>
      </table:calculation-settings>
      <table:table table:name="calls" table:style-name="ta1">
        <table:table-column table:style-name="co3" table:default-cell-style-name="Default"/>
        <table:table-column table:style-name="co4" table:default-cell-style-name="Default"/>
        <table:table-column table:style-name="co5" table:visibility="collapse" table:default-cell-style-name="ce3"/>
        <table:table-column table:style-name="co6" table:visibility="collapse" table:default-cell-style-name="ce3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12" table:visibility="collapse" table:default-cell-style-name="Default"/>
        <table:table-column table:style-name="co13" table:visibility="collapse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19" table:number-columns-repeated="1006" table:default-cell-style-name="Default"/>
        <table:table-row table:style-name="ro1">
          <table:table-cell office:value-type="string">
            <text:p>Status</text:p>
          </table:table-cell>
          <table:table-cell office:value-type="string">
            <text:p>CRNbr</text:p>
          </table:table-cell>
          <table:table-cell office:value-type="string">
            <text:p>DTOpened</text:p>
          </table:table-cell>
          <table:table-cell office:value-type="string">
            <text:p>DTClosed</text:p>
          </table:table-cell>
          <table:table-cell office:value-type="string">
            <text:p>AnimalLocation</text:p>
          </table:table-cell>
          <table:table-cell office:value-type="string">
            <text:p>CallLocation</text:p>
          </table:table-cell>
          <table:table-cell office:value-type="string">
            <text:p>Property</text:p>
          </table:table-cell>
          <table:table-cell office:value-type="string">
            <text:p>Species</text:p>
          </table:table-cell>
          <table:table-cell office:value-type="string">
            <text:p>Resolution</text:p>
          </table:table-cell>
          <table:table-cell office:value-type="string">
            <text:p>TimeToResolve</text:p>
          </table:table-cell>
          <table:table-cell office:value-type="string">
            <text:p>Postcard</text:p>
          </table:table-cell>
          <table:table-cell office:value-type="string">
            <text:p>OpenedBy</text:p>
          </table:table-cell>
          <table:table-cell office:value-type="string">
            <text:p>Reason</text:p>
          </table:table-cell>
          <table:table-cell office:value-type="string">
            <text:p>LastUpdater</text:p>
          </table:table-cell>
          <table:table-cell office:value-type="string">
            <text:p>Fname</text:p>
          </table:table-cell>
          <table:table-cell office:value-type="string">
            <text:p>Lname</text:p>
          </table:table-cell>
          <table:table-cell office:value-type="string">
            <text:p>PrimaryPhone</text:p>
          </table:table-cell>
          <table:table-cell office:value-type="string">
            <text:p>Description</text:p>
          </table:table-cell>
          <table:table-cell table:number-columns-repeated="1006"/>
        </table:table-row>
        <table:table-row table:style-name="ro1">
          <table:table-cell office:value-type="string">
            <text:p>Open</text:p>
          </table:table-cell>
          <table:table-cell office:value-type="string">
            <text:p>CR10601</text:p>
          </table:table-cell>
          <table:table-cell office:value-type="date" office:date-value="2013-12-23T13:25:00">
            <text:p>2013-12-23</text:p>
          </table:table-cell>
          <table:table-cell/>
          <table:table-cell office:value-type="string">
            <text:p>SanLuisObispo</text:p>
          </table:table-cell>
          <table:table-cell office:value-type="string">
            <text:p>SanLuisObispo</text:p>
          </table:table-cell>
          <table:table-cell office:value-type="string">
            <text:p>Private</text:p>
          </table:table-cell>
          <table:table-cell office:value-type="string">
            <text:p>Mammal</text:p>
          </table:table-cell>
          <table:table-cell office:value-type="string">
            <text:p>CallReferred</text:p>
          </table:table-cell>
          <table:table-cell office:value-type="float" office:value="30">
            <text:p>30</text:p>
          </table:table-cell>
          <table:table-cell office:value-type="string">
            <text:p>YES</text:p>
          </table:table-cell>
          <table:table-cell office:value-type="string">
            <text:p>monalisa</text:p>
          </table:table-cell>
          <table:table-cell office:value-type="string">
            <text:p>Other</text:p>
          </table:table-cell>
          <table:table-cell office:value-type="string">
            <text:p>monalisa</text:p>
          </table:table-cell>
          <table:table-cell office:value-type="string">
            <text:p>John </text:p>
          </table:table-cell>
          <table:table-cell office:value-type="string">
            <text:p>Doe</text:p>
          </table:table-cell>
          <table:table-cell office:value-type="string">
            <text:p>805-555-1212</text:p>
          </table:table-cell>
          <table:table-cell office:value-type="string">
            <text:p>problem skunk in neighborhood</text:p>
          </table:table-cell>
          <table:table-cell table:number-columns-repeated="1006"/>
        </table:table-row>
        <table:table-row table:style-name="ro1">
          <table:table-cell office:value-type="string">
            <text:p>Open</text:p>
          </table:table-cell>
          <table:table-cell office:value-type="string">
            <text:p>CR10638</text:p>
          </table:table-cell>
          <table:table-cell office:value-type="date" office:date-value="2013-12-31T14:37:00">
            <text:p>2013-12-31</text:p>
          </table:table-cell>
          <table:table-cell table:number-columns-repeated="3"/>
          <table:table-cell office:value-type="string">
            <text:p>Private</text:p>
          </table:table-cell>
          <table:table-cell office:value-type="string">
            <text:p>Mammal</text:p>
          </table:table-cell>
          <table:table-cell office:value-type="string">
            <text:p>NoActionRequired</text:p>
          </table:table-cell>
          <table:table-cell office:value-type="float" office:value="15">
            <text:p>15</text:p>
          </table:table-cell>
          <table:table-cell office:value-type="string">
            <text:p>NO</text:p>
          </table:table-cell>
          <table:table-cell office:value-type="string">
            <text:p>davek</text:p>
          </table:table-cell>
          <table:table-cell office:value-type="string">
            <text:p>Info</text:p>
          </table:table-cell>
          <table:table-cell office:value-type="string">
            <text:p>davek</text:p>
          </table:table-cell>
          <table:table-cell office:value-type="string">
            <text:p>John </text:p>
          </table:table-cell>
          <table:table-cell office:value-type="string">
            <text:p>Doe</text:p>
          </table:table-cell>
          <table:table-cell office:value-type="string">
            <text:p>805-555-1211</text:p>
          </table:table-cell>
          <table:table-cell office:value-type="string">
            <text:p>Man calls wanting infomation about releasing a Bobcat.</text:p>
          </table:table-cell>
          <table:table-cell table:number-columns-repeated="1006"/>
        </table:table-row>
        <table:table-row table:style-name="ro1">
          <table:table-cell office:value-type="string">
            <text:p>Open</text:p>
          </table:table-cell>
          <table:table-cell office:value-type="string">
            <text:p>CR10639</text:p>
          </table:table-cell>
          <table:table-cell office:value-type="date" office:date-value="2013-12-31T14:42:00">
            <text:p>2013-12-31</text:p>
          </table:table-cell>
          <table:table-cell/>
          <table:table-cell office:value-type="string">
            <text:p>Cambria</text:p>
          </table:table-cell>
          <table:table-cell office:value-type="string">
            <text:p>Cambria</text:p>
          </table:table-cell>
          <table:table-cell office:value-type="string">
            <text:p>Business</text:p>
          </table:table-cell>
          <table:table-cell office:value-type="string">
            <text:p>Raptor</text:p>
          </table:table-cell>
          <table:table-cell office:value-type="string">
            <text:p>CaseDeliveredToCenter</text:p>
          </table:table-cell>
          <table:table-cell office:value-type="float" office:value="60">
            <text:p>60</text:p>
          </table:table-cell>
          <table:table-cell office:value-type="string">
            <text:p>YES</text:p>
          </table:table-cell>
          <table:table-cell office:value-type="string">
            <text:p>jenni</text:p>
          </table:table-cell>
          <table:table-cell office:value-type="string">
            <text:p>AppearsSick</text:p>
          </table:table-cell>
          <table:table-cell office:value-type="string">
            <text:p>jenni</text:p>
          </table:table-cell>
          <table:table-cell office:value-type="string">
            <text:p>John </text:p>
          </table:table-cell>
          <table:table-cell office:value-type="string">
            <text:p>Doe</text:p>
          </table:table-cell>
          <table:table-cell office:value-type="string">
            <text:p>805-555-1210</text:p>
          </table:table-cell>
          <table:table-cell office:value-type="string">
            <text:p>Man found a sick Red Soulder hawk on the ground.</text:p>
          </table:table-cell>
          <table:table-cell table:number-columns-repeated="1006"/>
        </table:table-row>
        <table:table-row table:style-name="ro1">
          <table:table-cell office:value-type="string">
            <text:p>Open</text:p>
          </table:table-cell>
          <table:table-cell office:value-type="string">
            <text:p>CR10640</text:p>
          </table:table-cell>
          <table:table-cell office:value-type="date" office:date-value="2013-12-31T16:06:00">
            <text:p>2013-12-31</text:p>
          </table:table-cell>
          <table:table-cell/>
          <table:table-cell office:value-type="string">
            <text:p>Atascadero</text:p>
          </table:table-cell>
          <table:table-cell office:value-type="string">
            <text:p>Atascadero</text:p>
          </table:table-cell>
          <table:table-cell office:value-type="string">
            <text:p>Private</text:p>
          </table:table-cell>
          <table:table-cell office:value-type="string">
            <text:p>Avian</text:p>
          </table:table-cell>
          <table:table-cell office:value-type="string">
            <text:p>UnableToCapture</text:p>
          </table:table-cell>
          <table:table-cell office:value-type="float" office:value="30">
            <text:p>30</text:p>
          </table:table-cell>
          <table:table-cell office:value-type="string">
            <text:p>NOTYET</text:p>
          </table:table-cell>
          <table:table-cell office:value-type="string">
            <text:p>kelly</text:p>
          </table:table-cell>
          <table:table-cell office:value-type="string">
            <text:p>AppearsInjured</text:p>
          </table:table-cell>
          <table:table-cell office:value-type="string">
            <text:p>kelly</text:p>
          </table:table-cell>
          <table:table-cell office:value-type="string">
            <text:p>John </text:p>
          </table:table-cell>
          <table:table-cell office:value-type="string">
            <text:p>Doe</text:p>
          </table:table-cell>
          <table:table-cell office:value-type="string">
            <text:p>805-555-1209</text:p>
          </table:table-cell>
          <table:table-cell office:value-type="string">
            <text:p>AT: injured scrub jay high up in tree</text:p>
          </table:table-cell>
          <table:table-cell table:number-columns-repeated="1006"/>
        </table:table-row>
        <table:table-row table:style-name="ro1">
          <table:table-cell office:value-type="string">
            <text:p>Closed</text:p>
          </table:table-cell>
          <table:table-cell office:value-type="string">
            <text:p>CR10495</text:p>
          </table:table-cell>
          <table:table-cell office:value-type="date" office:date-value="2013-12-01T11:10:00">
            <text:p>2013-12-01</text:p>
          </table:table-cell>
          <table:table-cell office:value-type="date" office:date-value="2013-12-01T18:18:00">
            <text:p>2013-12-01</text:p>
          </table:table-cell>
          <table:table-cell office:value-type="string">
            <text:p>Cambria</text:p>
          </table:table-cell>
          <table:table-cell office:value-type="string">
            <text:p>Cambria</text:p>
          </table:table-cell>
          <table:table-cell office:value-type="string">
            <text:p>Road/Highway</text:p>
          </table:table-cell>
          <table:table-cell office:value-type="string">
            <text:p>Mammal</text:p>
          </table:table-cell>
          <table:table-cell office:value-type="string">
            <text:p>UnableToLocate</text:p>
          </table:table-cell>
          <table:table-cell office:value-type="float" office:value="60">
            <text:p>60</text:p>
          </table:table-cell>
          <table:table-cell office:value-type="string">
            <text:p>NO</text:p>
          </table:table-cell>
          <table:table-cell office:value-type="string">
            <text:p>nancyc</text:p>
          </table:table-cell>
          <table:table-cell office:value-type="string">
            <text:p>AppearsInjured</text:p>
          </table:table-cell>
          <table:table-cell office:value-type="string">
            <text:p>nancyc</text:p>
          </table:table-cell>
          <table:table-cell office:value-type="string">
            <text:p>John </text:p>
          </table:table-cell>
          <table:table-cell office:value-type="string">
            <text:p>Doe</text:p>
          </table:table-cell>
          <table:table-cell office:value-type="string">
            <text:p>805-555-1208</text:p>
          </table:table-cell>
          <table:table-cell office:value-type="string">
            <text:p>Caller saw raccoon near hwy 1 and Burton that appeared to have a *mauled* face and it ran into the bushes. Center volunteer, Marcella, also called to get Garman-s number to call them on this. Callers cell phone died</text:p>
          </table:table-cell>
          <table:table-cell table:number-columns-repeated="1006"/>
        </table:table-row>
        <table:table-row table:style-name="ro1">
          <table:table-cell office:value-type="string">
            <text:p>Closed</text:p>
          </table:table-cell>
          <table:table-cell office:value-type="string">
            <text:p>CR10496</text:p>
          </table:table-cell>
          <table:table-cell office:value-type="date" office:date-value="2013-12-02T09:23:00">
            <text:p>2013-12-02</text:p>
          </table:table-cell>
          <table:table-cell office:value-type="date" office:date-value="2013-12-02T09:31:00">
            <text:p>2013-12-02</text:p>
          </table:table-cell>
          <table:table-cell office:value-type="string">
            <text:p>OceanoDunesSP</text:p>
          </table:table-cell>
          <table:table-cell office:value-type="string">
            <text:p>OceanoDunesSP</text:p>
          </table:table-cell>
          <table:table-cell office:value-type="string">
            <text:p>State</text:p>
          </table:table-cell>
          <table:table-cell office:value-type="string">
            <text:p>Seabird</text:p>
          </table:table-cell>
          <table:table-cell office:value-type="string">
            <text:p>CaseDeliveredToCenter</text:p>
          </table:table-cell>
          <table:table-cell office:value-type="float" office:value="15">
            <text:p>15</text:p>
          </table:table-cell>
          <table:table-cell office:value-type="string">
            <text:p>NO</text:p>
          </table:table-cell>
          <table:table-cell office:value-type="string">
            <text:p>davek</text:p>
          </table:table-cell>
          <table:table-cell office:value-type="string">
            <text:p>AppearsInjured</text:p>
          </table:table-cell>
          <table:table-cell office:value-type="string">
            <text:p>davek</text:p>
          </table:table-cell>
          <table:table-cell office:value-type="string">
            <text:p>John </text:p>
          </table:table-cell>
          <table:table-cell office:value-type="string">
            <text:p>Doe</text:p>
          </table:table-cell>
          <table:table-cell office:value-type="string">
            <text:p>805-555-1207</text:p>
          </table:table-cell>
          <table:table-cell office:value-type="string">
            <text:p>Injured grebe delivered to Oceano Dunes shed-Dorothy will pick up on her way in. Already in container.</text:p>
          </table:table-cell>
          <table:table-cell table:number-columns-repeated="1006"/>
        </table:table-row>
        <table:table-row table:style-name="ro1">
          <table:table-cell office:value-type="string">
            <text:p>Closed</text:p>
          </table:table-cell>
          <table:table-cell office:value-type="string">
            <text:p>CR10497</text:p>
          </table:table-cell>
          <table:table-cell office:value-type="date" office:date-value="2013-12-02T09:36:00">
            <text:p>2013-12-02</text:p>
          </table:table-cell>
          <table:table-cell office:value-type="date" office:date-value="2013-12-02T12:31:00">
            <text:p>2013-12-02</text:p>
          </table:table-cell>
          <table:table-cell office:value-type="string">
            <text:p>SLOCounty</text:p>
          </table:table-cell>
          <table:table-cell office:value-type="string">
            <text:p>SLOCounty</text:p>
          </table:table-cell>
          <table:table-cell office:value-type="string">
            <text:p>County</text:p>
          </table:table-cell>
          <table:table-cell office:value-type="string">
            <text:p>Mammal</text:p>
          </table:table-cell>
          <table:table-cell office:value-type="string">
            <text:p>CaseResolvedByTransporter</text:p>
          </table:table-cell>
          <table:table-cell office:value-type="float" office:value="30">
            <text:p>30</text:p>
          </table:table-cell>
          <table:table-cell office:value-type="string">
            <text:p>NO</text:p>
          </table:table-cell>
          <table:table-cell office:value-type="string">
            <text:p>sandrab</text:p>
          </table:table-cell>
          <table:table-cell office:value-type="string">
            <text:p>AppearsInjured</text:p>
          </table:table-cell>
          <table:table-cell office:value-type="string">
            <text:p>sandrab</text:p>
          </table:table-cell>
          <table:table-cell office:value-type="string">
            <text:p>John </text:p>
          </table:table-cell>
          <table:table-cell office:value-type="string">
            <text:p>Doe</text:p>
          </table:table-cell>
          <table:table-cell office:value-type="string">
            <text:p>805-555-1206</text:p>
          </table:table-cell>
          <table:table-cell office:value-type="string">
            <text:p>Injured fawn; contacted Shelly who called ranger. determined that fawn does not have spots and we cannot handle.</text:p>
          </table:table-cell>
          <table:table-cell table:number-columns-repeated="1006"/>
        </table:table-row>
        <table:table-row table:style-name="ro1">
          <table:table-cell office:value-type="string">
            <text:p>Closed</text:p>
          </table:table-cell>
          <table:table-cell office:value-type="string">
            <text:p>CR10498</text:p>
          </table:table-cell>
          <table:table-cell office:value-type="date" office:date-value="2013-12-02T10:15:00">
            <text:p>2013-12-02</text:p>
          </table:table-cell>
          <table:table-cell office:value-type="date" office:date-value="2013-12-16T07:59:00">
            <text:p>2013-12-16</text:p>
          </table:table-cell>
          <table:table-cell office:value-type="string">
            <text:p>PismoBeach</text:p>
          </table:table-cell>
          <table:table-cell office:value-type="string">
            <text:p>PismoBeach</text:p>
          </table:table-cell>
          <table:table-cell office:value-type="string">
            <text:p>Private</text:p>
          </table:table-cell>
          <table:table-cell office:value-type="string">
            <text:p>Mammal</text:p>
          </table:table-cell>
          <table:table-cell office:value-type="string">
            <text:p>UnableToCapture</text:p>
          </table:table-cell>
          <table:table-cell office:value-type="float" office:value="60">
            <text:p>60</text:p>
          </table:table-cell>
          <table:table-cell office:value-type="string">
            <text:p>YES</text:p>
          </table:table-cell>
          <table:table-cell office:value-type="string">
            <text:p>davek</text:p>
          </table:table-cell>
          <table:table-cell office:value-type="string">
            <text:p>AppearsSick</text:p>
          </table:table-cell>
          <table:table-cell office:value-type="string">
            <text:p>davek</text:p>
          </table:table-cell>
          <table:table-cell office:value-type="string">
            <text:p>John </text:p>
          </table:table-cell>
          <table:table-cell office:value-type="string">
            <text:p>Doe</text:p>
          </table:table-cell>
          <table:table-cell office:value-type="string">
            <text:p>805-555-1205</text:p>
          </table:table-cell>
          <table:table-cell office:value-type="string">
            <text:p>sick raccoon-wandering around in the daylight hours. has mange, moving slowly even away from humans.</text:p>
          </table:table-cell>
          <table:table-cell table:number-columns-repeated="1006"/>
        </table:table-row>
        <table:table-row table:style-name="ro1">
          <table:table-cell office:value-type="string">
            <text:p>Closed</text:p>
          </table:table-cell>
          <table:table-cell office:value-type="string">
            <text:p>CR10499</text:p>
          </table:table-cell>
          <table:table-cell office:value-type="date" office:date-value="2013-12-02T11:15:00">
            <text:p>2013-12-02</text:p>
          </table:table-cell>
          <table:table-cell office:value-type="date" office:date-value="2013-12-02T12:38:00">
            <text:p>2013-12-02</text:p>
          </table:table-cell>
          <table:table-cell table:number-columns-repeated="4" office:value-type="string">
            <text:p>NA</text:p>
          </table:table-cell>
          <table:table-cell office:value-type="string">
            <text:p>Educational</text:p>
          </table:table-cell>
          <table:table-cell office:value-type="float" office:value="30">
            <text:p>30</text:p>
          </table:table-cell>
          <table:table-cell office:value-type="string">
            <text:p>NO</text:p>
          </table:table-cell>
          <table:table-cell office:value-type="string">
            <text:p>sandrab</text:p>
          </table:table-cell>
          <table:table-cell office:value-type="string">
            <text:p>Info</text:p>
          </table:table-cell>
          <table:table-cell office:value-type="string">
            <text:p>sandrab</text:p>
          </table:table-cell>
          <table:table-cell office:value-type="string">
            <text:p>John </text:p>
          </table:table-cell>
          <table:table-cell office:value-type="string">
            <text:p>Doe</text:p>
          </table:table-cell>
          <table:table-cell office:value-type="string">
            <text:p>805-555-1204</text:p>
          </table:table-cell>
          <table:table-cell office:value-type="string">
            <text:p>Needs to change credit card # for monthly donation.</text:p>
          </table:table-cell>
          <table:table-cell table:number-columns-repeated="1006"/>
        </table:table-row>
        <table:table-row table:style-name="ro1">
          <table:table-cell office:value-type="string">
            <text:p>Closed</text:p>
          </table:table-cell>
          <table:table-cell office:value-type="string">
            <text:p>CR10500</text:p>
          </table:table-cell>
          <table:table-cell office:value-type="date" office:date-value="2013-12-02T20:15:00">
            <text:p>2013-12-02</text:p>
          </table:table-cell>
          <table:table-cell office:value-type="date" office:date-value="2013-12-02T20:16:00">
            <text:p>2013-12-02</text:p>
          </table:table-cell>
          <table:table-cell office:value-type="string">
            <text:p>Atascadero</text:p>
          </table:table-cell>
          <table:table-cell office:value-type="string">
            <text:p>Atascadero</text:p>
          </table:table-cell>
          <table:table-cell office:value-type="string">
            <text:p>Private</text:p>
          </table:table-cell>
          <table:table-cell office:value-type="string">
            <text:p>Raptor</text:p>
          </table:table-cell>
          <table:table-cell office:value-type="string">
            <text:p>CaseDeliveredToCenter</text:p>
          </table:table-cell>
          <table:table-cell office:value-type="float" office:value="60">
            <text:p>60</text:p>
          </table:table-cell>
          <table:table-cell office:value-type="string">
            <text:p>NO</text:p>
          </table:table-cell>
          <table:table-cell office:value-type="string">
            <text:p>lucinda</text:p>
          </table:table-cell>
          <table:table-cell office:value-type="string">
            <text:p>AppearsSick</text:p>
          </table:table-cell>
          <table:table-cell office:value-type="string">
            <text:p>lucinda</text:p>
          </table:table-cell>
          <table:table-cell office:value-type="string">
            <text:p>John </text:p>
          </table:table-cell>
          <table:table-cell office:value-type="string">
            <text:p>Doe</text:p>
          </table:table-cell>
          <table:table-cell office:value-type="string">
            <text:p>805-555-1203</text:p>
          </table:table-cell>
          <table:table-cell office:value-type="string">
            <text:p>CAller found owl unable to fly. Very weak. Kathleen took it to the center.</text:p>
          </table:table-cell>
          <table:table-cell table:number-columns-repeated="1006"/>
        </table:table-row>
        <table:table-row table:style-name="ro1">
          <table:table-cell office:value-type="string">
            <text:p>Closed</text:p>
          </table:table-cell>
          <table:table-cell office:value-type="string">
            <text:p>CR10501</text:p>
          </table:table-cell>
          <table:table-cell office:value-type="date" office:date-value="2013-12-04T10:40:00">
            <text:p>2013-12-04</text:p>
          </table:table-cell>
          <table:table-cell office:value-type="date" office:date-value="2013-12-19T11:43:00">
            <text:p>2013-12-19</text:p>
          </table:table-cell>
          <table:table-cell office:value-type="string">
            <text:p>Atascadero</text:p>
          </table:table-cell>
          <table:table-cell office:value-type="string">
            <text:p>Atascadero</text:p>
          </table:table-cell>
          <table:table-cell office:value-type="string">
            <text:p>Private</text:p>
          </table:table-cell>
          <table:table-cell office:value-type="string">
            <text:p>Mammal</text:p>
          </table:table-cell>
          <table:table-cell office:value-type="string">
            <text:p>CallReferred</text:p>
          </table:table-cell>
          <table:table-cell office:value-type="float" office:value="15">
            <text:p>15</text:p>
          </table:table-cell>
          <table:table-cell office:value-type="string">
            <text:p>NO</text:p>
          </table:table-cell>
          <table:table-cell office:value-type="string">
            <text:p>davek</text:p>
          </table:table-cell>
          <table:table-cell office:value-type="string">
            <text:p>AppearsInjured</text:p>
          </table:table-cell>
          <table:table-cell office:value-type="string">
            <text:p>davek</text:p>
          </table:table-cell>
          <table:table-cell office:value-type="string">
            <text:p>John </text:p>
          </table:table-cell>
          <table:table-cell office:value-type="string">
            <text:p>Doe</text:p>
          </table:table-cell>
          <table:table-cell office:value-type="string">
            <text:p>805-555-1202</text:p>
          </table:table-cell>
          <table:table-cell office:value-type="string">
            <text:p>Woman calls about an injured deer on the road.</text:p>
          </table:table-cell>
          <table:table-cell table:number-columns-repeated="1006"/>
        </table:table-row>
        <table:table-row table:style-name="ro1">
          <table:table-cell office:value-type="string">
            <text:p>Closed</text:p>
          </table:table-cell>
          <table:table-cell office:value-type="string">
            <text:p>CR10502</text:p>
          </table:table-cell>
          <table:table-cell office:value-type="date" office:date-value="2013-12-04T10:41:00">
            <text:p>2013-12-04</text:p>
          </table:table-cell>
          <table:table-cell office:value-type="date" office:date-value="2013-12-19T11:43:00">
            <text:p>2013-12-19</text:p>
          </table:table-cell>
          <table:table-cell office:value-type="string">
            <text:p>Oceano</text:p>
          </table:table-cell>
          <table:table-cell office:value-type="string">
            <text:p>Oceano</text:p>
          </table:table-cell>
          <table:table-cell office:value-type="string">
            <text:p>State</text:p>
          </table:table-cell>
          <table:table-cell office:value-type="string">
            <text:p>Seabird</text:p>
          </table:table-cell>
          <table:table-cell office:value-type="string">
            <text:p>CaseDeliveredToCenter</text:p>
          </table:table-cell>
          <table:table-cell office:value-type="float" office:value="15">
            <text:p>15</text:p>
          </table:table-cell>
          <table:table-cell office:value-type="string">
            <text:p>NO</text:p>
          </table:table-cell>
          <table:table-cell office:value-type="string">
            <text:p>jenni</text:p>
          </table:table-cell>
          <table:table-cell office:value-type="string">
            <text:p>AppearsInjured</text:p>
          </table:table-cell>
          <table:table-cell office:value-type="string">
            <text:p>susang</text:p>
          </table:table-cell>
          <table:table-cell office:value-type="string">
            <text:p>John </text:p>
          </table:table-cell>
          <table:table-cell office:value-type="string">
            <text:p>Doe</text:p>
          </table:table-cell>
          <table:table-cell office:value-type="string">
            <text:p>805-555-1201</text:p>
          </table:table-cell>
          <table:table-cell office:value-type="string">
            <text:p>Seagull with a broken wing is in the bird shed. </text:p>
          </table:table-cell>
          <table:table-cell table:number-columns-repeated="1006"/>
        </table:table-row>
        <table:table-row table:style-name="ro1">
          <table:table-cell office:value-type="string">
            <text:p>Closed</text:p>
          </table:table-cell>
          <table:table-cell office:value-type="string">
            <text:p>CR10503</text:p>
          </table:table-cell>
          <table:table-cell office:value-type="date" office:date-value="2013-12-04T10:44:00">
            <text:p>2013-12-04</text:p>
          </table:table-cell>
          <table:table-cell office:value-type="date" office:date-value="2013-12-19T11:44:00">
            <text:p>2013-12-19</text:p>
          </table:table-cell>
          <table:table-cell table:number-columns-repeated="3" office:value-type="string">
            <text:p>NA</text:p>
          </table:table-cell>
          <table:table-cell office:value-type="string">
            <text:p>Raptor</text:p>
          </table:table-cell>
          <table:table-cell office:value-type="string">
            <text:p>Educational</text:p>
          </table:table-cell>
          <table:table-cell office:value-type="float" office:value="15">
            <text:p>15</text:p>
          </table:table-cell>
          <table:table-cell office:value-type="string">
            <text:p>NO</text:p>
          </table:table-cell>
          <table:table-cell office:value-type="string">
            <text:p>jenni</text:p>
          </table:table-cell>
          <table:table-cell office:value-type="string">
            <text:p>Info</text:p>
          </table:table-cell>
          <table:table-cell office:value-type="string">
            <text:p>susang</text:p>
          </table:table-cell>
          <table:table-cell office:value-type="string">
            <text:p>John </text:p>
          </table:table-cell>
          <table:table-cell office:value-type="string">
            <text:p>Doe</text:p>
          </table:table-cell>
          <table:table-cell office:value-type="string">
            <text:p>805-555-1200</text:p>
          </table:table-cell>
          <table:table-cell office:value-type="string">
            <text:p>Man wants update on Great Horned Owl he rescued.</text:p>
          </table:table-cell>
          <table:table-cell table:number-columns-repeated="1006"/>
        </table:table-row>
        <table:table-row table:style-name="ro2" table:number-rows-repeated="1048552">
          <table:table-cell table:number-columns-repeated="1024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allslog" table:style-name="ta1">
        <table:table-column table:style-name="co16" table:number-columns-repeated="4" table:default-cell-style-name="Default"/>
        <table:table-column table:style-name="co17" table:default-cell-style-name="Default"/>
        <table:table-column table:style-name="co16" table:number-columns-repeated="7" table:default-cell-style-name="Default"/>
        <table:table-row table:style-name="ro1">
          <table:table-cell office:value-type="string">
            <text:p>Status</text:p>
          </table:table-cell>
          <table:table-cell office:value-type="string">
            <text:p>CRNbr</text:p>
          </table:table-cell>
          <table:table-cell office:value-type="string">
            <text:p>DateTime</text:p>
          </table:table-cell>
          <table:table-cell office:value-type="string">
            <text:p>UserID</text:p>
          </table:table-cell>
          <table:table-cell office:value-type="string">
            <text:p>Notes</text:p>
          </table:table-cell>
          <table:table-cell table:number-columns-repeated="7"/>
        </table:table-row>
        <table:table-row table:style-name="ro2" table:number-rows-repeated="2">
          <table:table-cell table:number-columns-repeated="2"/>
          <table:table-cell table:style-name="ce2" table:number-columns-repeated="2"/>
          <table:table-cell table:number-columns-repeated="8"/>
        </table:table-row>
        <table:table-row table:style-name="ro2">
          <table:table-cell table:number-columns-repeated="2"/>
          <table:table-cell table:style-name="ce2" table:number-columns-repeated="2"/>
          <table:table-cell table:number-columns-repeated="7"/>
          <table:table-cell table:style-name="ce2"/>
        </table:table-row>
        <table:table-row table:style-name="ro2">
          <table:table-cell table:number-columns-repeated="2"/>
          <table:table-cell table:style-name="ce2" table:number-columns-repeated="2"/>
          <table:table-cell table:number-columns-repeated="8"/>
        </table:table-row>
        <table:table-row table:style-name="ro2">
          <table:table-cell table:number-columns-repeated="2"/>
          <table:table-cell table:style-name="ce2" table:number-columns-repeated="3"/>
          <table:table-cell table:number-columns-repeated="6"/>
          <table:table-cell table:style-name="ce2"/>
        </table:table-row>
        <table:table-row table:style-name="ro2" table:number-rows-repeated="2">
          <table:table-cell table:number-columns-repeated="2"/>
          <table:table-cell table:style-name="ce2" table:number-columns-repeated="3"/>
          <table:table-cell table:number-columns-repeated="7"/>
        </table:table-row>
        <table:table-row table:style-name="ro2">
          <table:table-cell table:number-columns-repeated="2"/>
          <table:table-cell table:style-name="ce2" table:number-columns-repeated="3"/>
          <table:table-cell table:number-columns-repeated="6"/>
          <table:table-cell table:style-name="ce2"/>
        </table:table-row>
        <table:table-row table:style-name="ro2">
          <table:table-cell table:number-columns-repeated="2"/>
          <table:table-cell table:style-name="ce2" table:number-columns-repeated="3"/>
          <table:table-cell table:number-columns-repeated="7"/>
        </table:table-row>
        <table:table-row table:style-name="ro2">
          <table:table-cell table:number-columns-repeated="2"/>
          <table:table-cell table:style-name="ce2" table:number-columns-repeated="3"/>
          <table:table-cell table:number-columns-repeated="6"/>
          <table:table-cell table:style-name="ce2"/>
        </table:table-row>
        <table:table-row table:style-name="ro2" table:number-rows-repeated="2">
          <table:table-cell table:number-columns-repeated="2"/>
          <table:table-cell table:style-name="ce2" table:number-columns-repeated="3"/>
          <table:table-cell table:number-columns-repeated="7"/>
        </table:table-row>
        <table:table-row table:style-name="ro2" table:number-rows-repeated="1048562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e Klinzman</meta:initial-creator>
    <meta:creation-date>2014-01-03T14:57:21</meta:creation-date>
    <dc:date>2014-01-06T15:54:32</dc:date>
    <dc:creator>Dave Klinzman</dc:creator>
    <meta:editing-duration>PT41M46S</meta:editing-duration>
    <meta:editing-cycles>15</meta:editing-cycles>
    <meta:generator>LibreOffice/3.5$Linux_X86_64 LibreOffice_project/350m1$Build-2</meta:generator>
    <meta:document-statistic meta:table-count="2" meta:cell-count="251" meta:object-count="0"/>
  </office:meta>
</office:document-meta>
</file>